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2000000000A0000000ADFBE81A4.gif"/>
  <manifest:file-entry manifest:media-type="image/gif" manifest:full-path="Pictures/100002000000000A0000000AB5963779.gif"/>
  <manifest:file-entry manifest:media-type="image/gif" manifest:full-path="Pictures/100002000000000A0000000AD0B8BA86.gif"/>
  <manifest:file-entry manifest:media-type="image/gif" manifest:full-path="Pictures/100002000000000A0000000A79785DBC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3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objectwithoutfill">
      <style:graphic-properties draw:marker-start="Diamond" draw:marker-end="Arrow" draw:marker-end-width="0.3cm" draw:fill="none" draw:textarea-horizontal-align="center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9" style:family="graphic" style:parent-style-name="objectwithoutfill">
      <style:graphic-properties draw:stroke="dash" draw:stroke-dash="Fine_20_Dashed_20__28_var_29_" draw:marker-end="Arrow" draw:marker-end-width="0.3cm" draw:fill="none" draw:textarea-horizontal-align="center" draw:textarea-vertical-align="middle"/>
    </style:style>
    <style:style style:name="gr10" style:family="graphic" style:parent-style-name="objectwithoutfill">
      <style:graphic-properties svg:stroke-width="0.1cm" svg:stroke-color="#ff3333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dash" draw:stroke-dash="Fine_20_Dashed_20__28_var_29_" draw:marker-start="Arrow" draw:marker-end="Arrow" draw:marker-end-width="0.3cm" draw:fill="none" draw:textarea-horizontal-align="center" draw:textarea-vertical-align="middle"/>
    </style:style>
    <style:style style:name="pr1" style:family="presentation" style:parent-style-name="Default-title">
      <style:graphic-properties fo:min-height="5.209cm"/>
    </style:style>
    <style:style style:name="pr2" style:family="presentation" style:parent-style-name="Default-subtitle">
      <style:graphic-properties draw:fill-color="#ffffff" draw:auto-grow-height="true" fo:min-height="14.504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473cm"/>
    </style:style>
    <style:style style:name="pr5" style:family="presentation" style:parent-style-name="Default-outline1">
      <style:graphic-properties draw:auto-grow-height="true" fo:min-height="16.716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6.353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outline1">
      <style:graphic-properties draw:auto-grow-height="true" fo:min-height="16.761cm"/>
    </style:style>
    <style:style style:name="pr11" style:family="presentation" style:parent-style-name="Default-outline1">
      <style:graphic-properties draw:auto-grow-height="true" fo:min-height="16.548cm"/>
    </style:style>
    <style:style style:name="pr12" style:family="presentation" style:parent-style-name="Default-title">
      <style:graphic-properties fo:min-height="2.91cm"/>
    </style:style>
    <style:style style:name="pr13" style:family="presentation" style:parent-style-name="Default-outline1">
      <style:graphic-properties fo:min-height="17.003cm"/>
    </style:style>
    <style:style style:name="pr14" style:family="presentation" style:parent-style-name="Default-title">
      <style:graphic-properties fo:min-height="1.737cm"/>
    </style:style>
    <style:style style:name="pr15" style:family="presentation" style:parent-style-name="Default-outline1">
      <style:graphic-properties draw:auto-grow-height="false" fo:min-height="15.667cm"/>
    </style:style>
    <style:style style:name="pr16" style:family="presentation" style:parent-style-name="Default-title">
      <style:graphic-properties fo:min-height="2.305cm"/>
    </style:style>
    <style:style style:name="pr17" style:family="presentation" style:parent-style-name="Default-outline1">
      <style:graphic-properties fo:min-height="17.401cm"/>
    </style:style>
    <style:style style:name="P1" style:family="paragraph">
      <style:paragraph-properties style:text-autospace="none"/>
    </style:style>
    <style:style style:name="P2" style:family="paragraph">
      <style:text-properties fo:color="#0000ff" fo:font-family="Arial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style:text-properties fo:color="#0000ff"/>
    </style:style>
    <style:style style:name="P7" style:family="paragraph">
      <style:paragraph-properties fo:margin-top="0cm" fo:margin-bottom="0.2cm"/>
    </style:style>
    <style:style style:name="P8" style:family="paragraph">
      <style:paragraph-properties fo:margin-top="0cm" fo:margin-bottom="0.3cm"/>
    </style:style>
    <style:style style:name="P9" style:family="paragraph">
      <style:text-properties fo:font-size="20pt"/>
    </style:style>
    <style:style style:name="P10" style:family="paragraph">
      <style:paragraph-properties fo:margin-left="0cm" fo:margin-right="0cm" fo:margin-top="0cm" fo:margin-bottom="0.4cm" fo:text-indent="0cm"/>
    </style:style>
    <style:style style:name="P11" style:family="paragraph">
      <style:paragraph-properties fo:margin-left="0cm" fo:margin-right="0cm" fo:text-indent="0cm"/>
    </style:style>
    <style:style style:name="T1" style:family="text">
      <style:text-properties fo:color="#0000ff" style:text-outline="false" style:text-line-through-style="none" fo:font-family="Arial" style:font-family-generic="swiss" style:font-pitch="variable" fo:font-size="44pt" fo:language="zxx" fo:country="none" fo:font-style="normal" fo:text-shadow="none" style:text-underline-style="none" fo:font-weight="normal" style:letter-kerning="true" style:font-family-asian="NimbusSanL-Bold" style:font-size-asian="44pt" style:language-asian="zxx" style:country-asian="none" style:font-style-asian="normal" style:font-weight-asian="normal" style:font-family-complex="NimbusSanL-Bold" style:font-size-complex="44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color="#cc00cc" fo:font-size="26pt" style:font-size-asian="26pt" style:font-size-complex="26pt"/>
    </style:style>
    <style:style style:name="T4" style:family="text">
      <style:text-properties fo:color="#cc00cc" fo:font-size="10pt" style:font-size-asian="10pt" style:font-size-complex="1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0000ff"/>
    </style:style>
    <style:style style:name="T9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10" style:family="text">
      <style:text-properties fo:color="#000000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bold" style:font-family-complex="Tahoma" style:font-family-generic-complex="system" style:font-pitch-complex="variable" style:font-size-complex="20pt" style:language-complex="zxx" style:country-complex="none" style:font-style-complex="normal" style:font-weight-complex="bold" style:text-emphasize="none" style:font-relief="none"/>
    </style:style>
    <style:style style:name="T11" style:family="text">
      <style:text-properties fo:color="#000000" style:text-outline="false" style:text-line-through-style="none" fo:font-size="32pt" fo:language="zxx" fo:country="none" fo:font-style="normal" fo:text-shadow="none" style:text-underline-style="none" fo:font-weight="normal" style:letter-kerning="tru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emphasize="none" style:font-relief="none"/>
    </style:style>
    <style:style style:name="T12" style:family="text">
      <style:text-properties fo:color="#000000" style:text-outline="false" style:text-line-through-style="none" fo:font-size="28pt" fo:language="zxx" fo:country="none" fo:font-style="normal" fo:text-shadow="none" style:text-underline-style="none" fo:font-weight="normal" style:letter-kerning="true" style:font-size-asian="28pt" style:language-asian="zxx" style:country-asian="none" style:font-style-asian="normal" style:font-weight-asian="normal" style:font-size-complex="28pt" style:language-complex="zxx" style:country-complex="none" style:font-style-complex="normal" style:font-weight-complex="normal" style:text-emphasize="none" style:font-relief="none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7" style:family="text">
      <style:text-properties style:use-window-font-color="true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6pt" style:language-asian="zxx" style:country-asian="none" style:font-style-asian="normal" style:font-weight-asian="bold" style:font-family-complex="Tahoma" style:font-family-generic-complex="system" style:font-pitch-complex="variable" style:font-size-complex="16pt" style:language-complex="zxx" style:country-complex="none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79785DBC.gif" xlink:type="simple" xlink:show="embed" xlink:actuate="onLoad">
        <style:list-level-properties text:space-before="0.3cm" text:min-label-width="0.9cm" style:vertical-pos="middle" style:vertical-rel="line" fo:width="0.5cm" fo:height="0.5cm"/>
      </text:list-level-style-image>
      <text:list-level-style-image text:level="2" xlink:href="Pictures/100002000000000A0000000AB5963779.gif" xlink:type="simple" xlink:show="embed" xlink:actuate="onLoad">
        <style:list-level-properties text:space-before="1.5cm" text:min-label-width="0.9cm" style:vertical-pos="middle" style:vertical-rel="line" fo:width="0.4cm" fo:height="0.4cm"/>
      </text:list-level-style-image>
      <text:list-level-style-image text:level="3" xlink:href="Pictures/100002000000000A0000000ADFBE81A4.gif" xlink:type="simple" xlink:show="embed" xlink:actuate="onLoad">
        <style:list-level-properties text:space-before="2.8cm" text:min-label-width="0.8cm" style:vertical-pos="middle" style:vertical-rel="line" fo:width="0.32cm" fo:height="0.32cm"/>
      </text:list-level-style-image>
      <text:list-level-style-image text:level="4" xlink:href="Pictures/100002000000000A0000000AD0B8BA86.gif" xlink:type="simple" xlink:show="embed" xlink:actuate="onLoad">
        <style:list-level-properties text:space-before="4.2cm" text:min-label-width="0.6cm" style:vertical-pos="middle" style:vertical-rel="line" fo:width="0.26cm" fo:height="0.26cm"/>
      </text:list-level-style-image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hadow Objects</presentation:footer-decl>
      <presentation:date-time-decl presentation:name="dtd1" presentation:source="fixed">14 October 2018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6cm" svg:height="5.209cm" svg:x="1cm" svg:y="-0.014cm" presentation:class="title" presentation:user-transformed="true">
          <draw:text-box>
            <text:p text:style-name="P1"><text:span text:style-name="T1">Shadow Objects</text:span></text:p>
          </draw:text-box>
        </draw:frame>
        <draw:frame presentation:style-name="pr2" draw:text-style-name="P3" draw:layer="layout" svg:width="14.667cm" svg:height="14.504cm" svg:x="6.715cm" svg:y="5.499cm" presentation:class="subtitle" presentation:user-transformed="true">
          <draw:text-box>
            <text:p text:style-name="P3">Edward D. Willink</text:p>
            <text:p text:style-name="P3"><text:span text:style-name="T2"/></text:p>
            <text:p text:style-name="P4"><text:span text:style-name="T3">Willink Transformations Ltd</text:span><text:span text:style-name="T4"> </text:span></text:p>
            <text:p text:style-name="P4"><text:span text:style-name="T3">Eclipse Foundation</text:span></text:p>
            <text:p text:style-name="P5"><text:span text:style-name="T5">MMT Component co-Lead</text:span></text:p>
            <text:p text:style-name="P5"><text:span text:style-name="T5">OCL Project Lead</text:span></text:p>
            <text:p text:style-name="P5"><text:span text:style-name="T5">QVTd Project Lead</text:span></text:p>
            <text:p text:style-name="P5"><text:span text:style-name="T5">QVTo Committer</text:span></text:p>
            <text:p text:style-name="P4"><text:span text:style-name="T3">OMG (Model Driven Solutions)</text:span></text:p>
            <text:p text:style-name="P5"><text:span text:style-name="T6"><text:s/></text:span><text:span text:style-name="T5">OCL 2.3, 2.4, 2.5 RTF Chair</text:span></text:p>
            <text:p text:style-name="P5"><text:span text:style-name="T5">QVT 1.2, 1.3, 1.4 RTF Chair</text:span></text:p>
            <text:p><text:span text:style-name="T7"/></text:p>
            <text:p><text:span text:style-name="T8">OCL 2018 @ MODELS 2018</text:span></text:p>
            <text:p><text:span text:style-name="T7"/></text:p>
            <text:p>14th October 2018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7.748cm" svg:height="3.473cm" svg:x="0cm" svg:y="0cm" presentation:class="title" presentation:user-transformed="true">
          <draw:text-box>
            <text:p><text:span text:style-name="T8">Why can't I create an object in OCL?</text:span></text:p>
          </draw:text-box>
        </draw:frame>
        <draw:frame presentation:style-name="pr5" draw:text-style-name="P8" draw:layer="layout" svg:width="26.365cm" svg:height="16.716cm" svg:x="0.92cm" svg:y="3.108cm" presentation:class="outline" presentation:user-transformed="true">
          <draw:text-box>
            <text:p text:style-name="P7"/>
            <text:p text:style-name="P7"/>
            <text:p text:style-name="P7"/>
            <text:p text:style-name="P7"/>
            <text:list text:style-name="L2">
              <text:list-item>
                <text:p text:style-name="P7">Object creation has a side effect in the memory</text:p>
                <text:list>
                  <text:list-item>
                    <text:p text:style-name="P7">OCL evaluation is side effect fre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olution</text:p>
          </draw:text-box>
        </draw:frame>
        <draw:frame presentation:style-name="pr8" draw:layer="layout" svg:width="25.199cm" svg:height="16.353cm" svg:x="1.4cm" svg:y="4.343cm" presentation:class="outline" presentation:user-transformed="true">
          <draw:text-box>
            <text:list text:style-name="L2">
              <text:list-item>
                <text:p>OCL <text:span text:style-name="T9">§</text:span>8.3.8 'solution'</text:p>
                <text:list>
                  <text:list-item>
                    <text:p>declare as post conditions of a 'make' function</text:p>
                  </text:list-item>
                </text:list>
              </text:list-item>
            </text:list>
            <text:p><text:span text:style-name="T10">context Parameter::make(n : String, c : Classifier,</text:span><text:span text:style-name="T10"><text:line-break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/>k : ParameterDirectionKind) :Parameter</text:span><text:span text:style-name="T10"><text:line-break/></text:span><text:span text:style-name="T10">post: result.name = n</text:span><text:span text:style-name="T10"><text:line-break/></text:span><text:span text:style-name="T10">post: result.kind = k</text:span><text:span text:style-name="T10"><text:line-break/></text:span><text:span text:style-name="T10">post: result.type = c </text:span></text:p>
            <text:list text:continue-numbering="true" text:style-name="L2">
              <text:list-item>
                <text:list>
                  <text:list-item>
                    <text:p><text:span text:style-name="T11">idiomatic, ugly</text:span></text:p>
                  </text:list-item>
                </text:list>
              </text:list-item>
              <text:list-item>
                <text:p xml:id="id1" text:id="id1"><text:span text:style-name="T11">Type construction</text:span></text:p>
                <text:list>
                  <text:list-item>
                    <text:p xml:id="id2" text:id="id2"><text:span text:style-name="T12">Tuple literal syntax re-use</text:span></text:p>
                  </text:list-item>
                </text:list>
              </text:list-item>
            </text:list>
            <text:p xml:id="id3" text:id="id3"><text:span text:style-name="T10">Parameter{name = n, kind = k, type = c}</text:span></text:p>
            <text:list text:continue-numbering="true" text:style-name="L2">
              <text:list-item>
                <text:list>
                  <text:list-item>
                    <text:p xml:id="id4" text:id="id4"><text:span text:style-name="T12">Regular OCL expression</text:span></text:p>
                  </text:list-item>
                </text:list>
              </text:list-item>
            </text:list>
            <text:p><text:span text:style-name="T1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7.318cm" svg:height="3.473cm" svg:x="0.397cm" svg:y="0.303cm" presentation:class="title" presentation:user-transformed="true">
          <draw:text-box>
            <text:p><text:span text:style-name="T8">Memory side effect</text:span></text:p>
          </draw:text-box>
        </draw:frame>
        <draw:frame presentation:style-name="pr10" draw:text-style-name="P7" draw:layer="layout" svg:width="26.365cm" svg:height="16.761cm" svg:x="1.416cm" svg:y="3.307cm" presentation:class="outline" presentation:user-transformed="true">
          <draw:text-box>
            <text:list text:style-name="L2">
              <text:list-item>
                <text:p text:style-name="P7">Evaluate</text:p>
                <text:list>
                  <text:list-item>
                    <text:list>
                      <text:list-item>
                        <text:p><text:span text:style-name="T13">uml::State { name : String = 'me' } =</text:span><text:span text:style-name="T13"><text:line-break/></text:span><text:span text:style-name="T13">uml::State { name : String = 'me' }</text:span></text:p>
                      </text:list-item>
                      <text:list-item>
                        <text:p><text:span text:style-name="T13">true / false</text:span></text:p>
                      </text:list-item>
                      <text:list-item>
                        <text:p>NB LHS, RHS may be arbitrary query returns</text:p>
                      </text:list-item>
                    </text:list>
                  </text:list-item>
                </text:list>
              </text:list-item>
              <text:list-item>
                <text:p xml:id="id5" text:id="id5" text:style-name="P7">cf Java</text:p>
                <text:list>
                  <text:list-item>
                    <text:list>
                      <text:list-item>
                        <text:p xml:id="id6" text:id="id6"><text:span text:style-name="T13">1 = 1;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// true</text:span></text:p>
                      </text:list-item>
                      <text:list-item>
                        <text:p xml:id="id7" text:id="id7"><text:span text:style-name="T13">new Integer(1) = new Integer(1);</text:span><text:span text:style-name="T13"><text:tab/></text:span><text:span text:style-name="T13"><text:tab/></text:span><text:span text:style-name="T13">// false</text:span></text:p>
                      </text:list-item>
                    </text:list>
                  </text:list-item>
                </text:list>
              </text:list-item>
              <text:list-item>
                <text:p xml:id="id8" text:id="id8" text:style-name="P7">"new" allocates memory</text:p>
                <text:list>
                  <text:list-item>
                    <text:list>
                      <text:list-item>
                        <text:p xml:id="id9" text:id="id9">two identical objects at different addresses</text:p>
                      </text:list-item>
                    </text:list>
                  </text:list-item>
                </text:list>
              </text:list-item>
              <text:list-item>
                <text:p xml:id="id10" text:id="id10">OCL must be side effect free</text:p>
                <text:list>
                  <text:list-item>
                    <text:list>
                      <text:list-item>
                        <text:p xml:id="id11" text:id="id11">i<text:span text:style-name="T13">dentical (re-)constructions must be equal</text:span></text:p>
                      </text:list-item>
                      <text:list-item>
                        <text:p xml:id="id12" text:id="id12"><text:span text:style-name="T13">not regular object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7.748cm" svg:height="3.473cm" svg:x="0cm" svg:y="0cm" presentation:class="title" presentation:user-transformed="true">
          <draw:text-box>
            <text:p><text:span text:style-name="T8">Shadow Objects</text:span></text:p>
          </draw:text-box>
        </draw:frame>
        <draw:frame presentation:style-name="pr11" draw:text-style-name="P8" draw:layer="layout" svg:width="26.365cm" svg:height="16.548cm" svg:x="0.92cm" svg:y="3.108cm" presentation:class="outline" presentation:user-transformed="true">
          <draw:text-box>
            <text:list text:style-name="L2">
              <text:list-item>
                <text:p text:style-name="P7">cf Integers</text:p>
                <text:list>
                  <text:list-item>
                    <text:p>all Integers exist</text:p>
                  </text:list-item>
                  <text:list-item>
                    <text:p>programs use only some Integers</text:p>
                  </text:list-item>
                </text:list>
              </text:list-item>
              <text:list-item>
                <text:p xml:id="id13" text:id="id13">Shadow Objects</text:p>
                <text:list>
                  <text:list-item>
                    <text:p xml:id="id14" text:id="id14">all possible Shadow Objects exist</text:p>
                  </text:list-item>
                  <text:list-item>
                    <text:p xml:id="id15" text:id="id15">pre-existing Shadow Object returned by constructor</text:p>
                    <text:list>
                      <text:list-item>
                        <text:p xml:id="id16" text:id="id16">shared, therefore equal</text:p>
                      </text:list-item>
                      <text:list-item>
                        <text:p xml:id="id17" text:id="id17">re-used, therefore no side effect</text:p>
                      </text:list-item>
                      <text:list-item>
                        <text:p xml:id="id18" text:id="id18">immutable</text:p>
                      </text:list-item>
                    </text:list>
                  </text:list-item>
                  <text:list-item>
                    <text:p xml:id="id19" text:id="id19">practical implementation lazily creates on first use</text:p>
                    <text:list>
                      <text:list-item>
                        <text:p xml:id="id20" text:id="id20"><text:s/><text:span text:style-name="T14">IMMUTABLE LAZY 'PRE-EXISTING'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5.199cm" svg:height="2.91cm" svg:x="1.4cm" svg:y="0cm" presentation:class="title" presentation:user-transformed="true">
          <draw:text-box>
            <text:p>Shadow Relationships</text:p>
          </draw:text-box>
        </draw:frame>
        <draw:frame presentation:style-name="pr13" draw:text-style-name="P7" draw:layer="layout" svg:width="14.552cm" svg:height="17.003cm" svg:x="0.496cm" svg:y="2.91cm" presentation:class="outline" presentation:user-transformed="true">
          <draw:text-box>
            <text:list text:style-name="L2">
              <text:list-item>
                <text:p xml:id="id21" text:id="id21" text:style-name="P7"><text:span text:style-name="T15">container always null</text:span></text:p>
                <text:list>
                  <text:list-item>
                    <text:p xml:id="id22" text:id="id22"><text:span text:style-name="T13">cannot be (multiply-) contained by a user model</text:span></text:p>
                  </text:list-item>
                  <text:list-item>
                    <text:p xml:id="id27" text:id="id27"><text:span text:style-name="T13">root shadow object may contain regular objects</text:span></text:p>
                  </text:list-item>
                </text:list>
              </text:list-item>
              <text:list-item>
                <text:p xml:id="id30" text:id="id30" text:style-name="P7"><text:span text:style-name="T15">can only reference shadow objects/children</text:span></text:p>
              </text:list-item>
              <text:list-item>
                <text:p xml:id="id35" text:id="id35" text:style-name="P7"><text:span text:style-name="T15">cannot be referenced from user models</text:span></text:p>
              </text:list-item>
              <text:list-item>
                <text:p xml:id="id39" text:id="id39" text:style-name="P7"><text:span text:style-name="T15">no piecemeal bidirectionals</text:span></text:p>
                <text:list>
                  <text:list-item>
                    <text:p xml:id="id40" text:id="id40"><text:span text:style-name="T6">atomic construction only</text:span></text:p>
                  </text:list-item>
                </text:list>
              </text:list-item>
              <text:list-item>
                <text:p xml:id="id44" text:id="id44" text:style-name="P7"><text:span text:style-name="T15">can share datatype values</text:span></text:p>
              </text:list-item>
              <text:list-item>
                <text:p xml:id="id48" text:id="id48" text:style-name="P7"><text:span text:style-name="T15">shadow 'model'</text:span></text:p>
                <text:list>
                  <text:list-item>
                    <text:p xml:id="id49" text:id="id49"><text:span text:style-name="T6">forest of isolated object trees</text:span></text:p>
                  </text:list-item>
                </text:list>
              </text:list-item>
            </text:list>
          </draw:text-box>
        </draw:frame>
        <draw:rect draw:style-name="gr2" draw:text-style-name="P3" draw:layer="layout" svg:width="5.953cm" svg:height="10.484cm" svg:x="15.048cm" svg:y="3.969cm">
          <text:p/>
        </draw:rect>
        <draw:frame draw:style-name="gr3" draw:layer="layout" svg:width="4.565cm" svg:height="0.993cm" svg:x="16.172cm" svg:y="3.969cm">
          <draw:text-box>
            <text:p>User Model</text:p>
          </draw:text-box>
        </draw:frame>
        <draw:rect draw:style-name="gr4" draw:text-style-name="P3" draw:layer="layout" svg:width="3.539cm" svg:height="1.158cm" svg:x="16.636cm" svg:y="5.854cm">
          <text:p text:style-name="P3">Root</text:p>
        </draw:rect>
        <draw:rect draw:style-name="gr4" draw:text-style-name="P3" draw:layer="layout" svg:width="1.356cm" svg:height="1.19cm" svg:x="15.379cm" svg:y="8.732cm">
          <text:p text:style-name="P3">A</text:p>
        </draw:rect>
        <draw:rect draw:style-name="gr4" draw:text-style-name="P3" draw:layer="layout" svg:width="1.389cm" svg:height="1.257cm" svg:x="18.951cm" svg:y="8.996cm">
          <text:p text:style-name="P3">B</text:p>
        </draw:rect>
        <draw:rect draw:style-name="gr4" draw:text-style-name="P3" draw:layer="layout" svg:width="1.323cm" svg:height="1.488cm" svg:x="16.272cm" svg:y="12.039cm">
          <text:p text:style-name="P3">C</text:p>
        </draw:rect>
        <draw:line draw:style-name="gr5" draw:text-style-name="P3" draw:layer="layout" svg:x1="16.04cm" svg:y1="9.922cm" svg:x2="16.834cm" svg:y2="12.039cm">
          <text:p/>
        </draw:line>
        <draw:line draw:style-name="gr5" draw:text-style-name="P3" draw:layer="layout" svg:x1="17.676cm" svg:y1="7.012cm" svg:x2="16.107cm" svg:y2="8.732cm">
          <text:p/>
        </draw:line>
        <draw:line draw:style-name="gr5" draw:text-style-name="P3" draw:layer="layout" svg:x1="18.734cm" svg:y1="7.012cm" svg:x2="19.745cm" svg:y2="8.996cm">
          <text:p/>
        </draw:line>
        <draw:line draw:style-name="gr6" draw:text-style-name="P3" draw:layer="layout" svg:x1="17.595cm" svg:y1="12.634cm" svg:x2="19.381cm" svg:y2="10.253cm">
          <text:p/>
        </draw:line>
        <draw:rect draw:style-name="gr2" draw:text-style-name="P3" draw:layer="layout" svg:width="5.953cm" svg:height="10.483cm" svg:x="21.531cm" svg:y="3.97cm">
          <text:p/>
        </draw:rect>
        <draw:frame draw:style-name="gr7" draw:layer="layout" svg:width="5.194cm" svg:height="1.675cm" svg:x="22.026cm" svg:y="3.934cm">
          <draw:text-box>
            <text:p>Shadow 'Model'</text:p>
          </draw:text-box>
        </draw:frame>
        <draw:rect draw:style-name="gr4" draw:text-style-name="P3" draw:layer="layout" svg:width="1.356cm" svg:height="1.19cm" svg:x="22.523cm" svg:y="8.932cm">
          <text:p text:style-name="P3">X</text:p>
        </draw:rect>
        <draw:rect draw:style-name="gr4" draw:text-style-name="P3" draw:layer="layout" svg:width="1.389cm" svg:height="1.257cm" svg:x="25.434cm" svg:y="8.997cm">
          <text:p text:style-name="P3">Y</text:p>
        </draw:rect>
        <draw:rect draw:style-name="gr4" draw:text-style-name="P3" xml:id="id28" draw:id="id28" draw:layer="layout" svg:width="1.323cm" svg:height="1.488cm" svg:x="22.755cm" svg:y="12.04cm">
          <text:p text:style-name="P3">Y</text:p>
        </draw:rect>
        <draw:polyline draw:style-name="gr5" draw:text-style-name="P3" xml:id="id29" draw:id="id29" draw:layer="layout" svg:width="0cm" svg:height="1.917cm" svg:x="23.317cm" svg:y="10.122cm" svg:viewBox="0 0 0 1918" draw:points="0,0 0,1918">
          <text:p/>
        </draw:polyline>
        <draw:polyline draw:style-name="gr5" draw:text-style-name="P3" xml:id="id23" draw:id="id23" draw:layer="layout" svg:width="0cm" svg:height="1.918cm" svg:x="23.184cm" svg:y="7.013cm" svg:viewBox="0 0 0 1919" draw:points="0,0 0,1919">
          <text:p/>
        </draw:polyline>
        <draw:polyline draw:style-name="gr5" draw:text-style-name="P3" xml:id="id24" draw:id="id24" draw:layer="layout" svg:width="0cm" svg:height="1.983cm" svg:x="26.228cm" svg:y="7.013cm" svg:viewBox="0 0 0 1984" draw:points="0,0 0,1984">
          <text:p/>
        </draw:polyline>
        <draw:polyline draw:style-name="gr6" draw:text-style-name="P3" xml:id="id31" draw:id="id31" draw:layer="layout" svg:width="1.785cm" svg:height="2.38cm" svg:x="24.078cm" svg:y="10.254cm" svg:viewBox="0 0 1786 2381" draw:points="0,2381 1786,0">
          <text:p/>
        </draw:polyline>
        <draw:frame draw:style-name="gr8" xml:id="id25" draw:id="id25" draw:layer="layout" svg:width="1.484cm" svg:height="0.963cm" svg:x="22.489cm" svg:y="6.102cm">
          <draw:text-box draw:corner-radius="0.364cm">
            <text:p>null</text:p>
          </draw:text-box>
        </draw:frame>
        <draw:frame draw:style-name="gr8" xml:id="id26" draw:id="id26" draw:layer="layout" svg:width="1.484cm" svg:height="0.963cm" svg:x="25.466cm" svg:y="6.102cm">
          <draw:text-box>
            <text:p>null</text:p>
          </draw:text-box>
        </draw:frame>
        <draw:polyline draw:style-name="gr9" draw:text-style-name="P3" xml:id="id36" draw:id="id36" draw:layer="layout" svg:width="2.182cm" svg:height="0cm" svg:x="20.34cm" svg:y="9.658cm" svg:viewBox="0 0 2183 0" draw:points="0,0 2183,0">
          <text:p/>
        </draw:polyline>
        <draw:polyline draw:style-name="gr9" draw:text-style-name="P3" xml:id="id32" draw:id="id32" draw:layer="layout" svg:width="5.159cm" svg:height="0cm" svg:x="17.595cm" svg:y="13.064cm" svg:viewBox="0 0 5160 0" draw:points="5160,0 0,0">
          <text:p/>
        </draw:polyline>
        <draw:polyline draw:style-name="gr10" draw:text-style-name="P3" xml:id="id37" draw:id="id37" draw:layer="layout" svg:width="1.123cm" svg:height="1.256cm" svg:x="20.77cm" svg:y="9.062cm" svg:viewBox="0 0 1124 1257" draw:points="0,0 1124,1257">
          <text:p/>
        </draw:polyline>
        <draw:polyline draw:style-name="gr10" draw:text-style-name="P3" xml:id="id38" draw:id="id38" draw:layer="layout" svg:width="1.123cm" svg:height="1.256cm" svg:x="20.77cm" svg:y="9.062cm" svg:viewBox="0 0 1124 1257" draw:points="1124,0 0,1257">
          <text:p/>
        </draw:polyline>
        <draw:polyline draw:style-name="gr10" draw:text-style-name="P3" xml:id="id33" draw:id="id33" draw:layer="layout" svg:width="1.123cm" svg:height="1.256cm" svg:x="20.771cm" svg:y="12.404cm" svg:viewBox="0 0 1124 1257" draw:points="0,0 1124,1257">
          <text:p/>
        </draw:polyline>
        <draw:polyline draw:style-name="gr10" draw:text-style-name="P3" xml:id="id34" draw:id="id34" draw:layer="layout" svg:width="1.123cm" svg:height="1.256cm" svg:x="20.771cm" svg:y="12.404cm" svg:viewBox="0 0 1124 1257" draw:points="1124,0 0,1257">
          <text:p/>
        </draw:polyline>
        <draw:rect draw:style-name="gr4" draw:text-style-name="P3" xml:id="id45" draw:id="id45" draw:layer="layout" svg:width="1.521cm" svg:height="1.157cm" svg:x="19.547cm" svg:y="15.445cm">
          <text:p text:style-name="P3">'me'</text:p>
        </draw:rect>
        <draw:polyline draw:style-name="gr6" draw:text-style-name="P3" xml:id="id46" draw:id="id46" draw:layer="layout" svg:width="2.546cm" svg:height="2.413cm" svg:x="17cm" svg:y="13.527cm" svg:viewBox="0 0 2547 2414" draw:points="0,0 2547,2414">
          <text:p/>
        </draw:polyline>
        <draw:polyline draw:style-name="gr6" draw:text-style-name="P3" xml:id="id47" draw:id="id47" draw:layer="layout" svg:width="2.281cm" svg:height="2.61cm" svg:x="21.068cm" svg:y="13.528cm" svg:viewBox="0 0 2282 2611" draw:points="2282,0 0,2611">
          <text:p/>
        </draw:polyline>
        <draw:polyline draw:style-name="gr11" draw:text-style-name="P3" xml:id="id41" draw:id="id41" draw:layer="layout" svg:width="1.554cm" svg:height="0cm" svg:x="23.879cm" svg:y="9.691cm" svg:viewBox="0 0 1555 0" draw:points="0,0 1555,0">
          <text:p/>
        </draw:polyline>
        <draw:polyline draw:style-name="gr10" draw:text-style-name="P3" xml:id="id42" draw:id="id42" draw:layer="layout" svg:width="1.123cm" svg:height="1.256cm" svg:x="24.078cm" svg:y="8.997cm" svg:viewBox="0 0 1124 1257" draw:points="0,0 1124,1257">
          <text:p/>
        </draw:polyline>
        <draw:polyline draw:style-name="gr10" draw:text-style-name="P3" xml:id="id43" draw:id="id43" draw:layer="layout" svg:width="1.123cm" svg:height="1.256cm" svg:x="24.078cm" svg:y="8.997cm" svg:viewBox="0 0 1124 1257" draw:points="1124,0 0,1257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5.199cm" svg:height="1.737cm" svg:x="1.4cm" svg:y="0.8cm" presentation:class="title" presentation:user-transformed="true">
          <draw:text-box>
            <text:p>Shadow Objects in use</text:p>
          </draw:text-box>
        </draw:frame>
        <draw:frame presentation:style-name="pr15" draw:text-style-name="P10" draw:layer="layout" svg:width="27.2cm" svg:height="16.93cm" svg:x="1.003cm" svg:y="3.393cm" presentation:class="outline" presentation:user-transformed="true">
          <draw:text-box>
            <text:list text:style-name="L2">
              <text:list-item>
                <text:p text:style-name="P10">shadow object OCL expression unuseable</text:p>
                <text:list>
                  <text:list-item>
                    <text:p text:style-name="P11">cannot be contained or bidirectionally referenced</text:p>
                  </text:list-item>
                </text:list>
              </text:list-item>
            </text:list>
            <text:p text:style-name="P10"><text:span text:style-name="T16">let aNode = Node{containedNode</text:span><text:span text:style-name="T16"> = Node{}} in <text:s/>-- ok</text:span></text:p>
            <text:p xml:id="id50" text:id="id50" text:style-name="P10"><text:span text:style-name="T16">Node{containedNode = aNode} <text:s/></text:span><text:span text:style-name="T16"><text:tab/></text:span><text:span text:style-name="T16"><text:tab/></text:span><text:span text:style-name="T16"><text:tab/></text:span><text:span text:style-name="T16"><text:tab/></text:span><text:span text:style-name="T16">-- bad/clone</text:span></text:p>
            <text:list text:continue-numbering="true" text:style-name="L2">
              <text:list-item>
                <text:p xml:id="id51" text:id="id51" text:style-name="P10">OCL use as a child / QVT assignment to container</text:p>
                <text:list>
                  <text:list-item>
                    <text:p xml:id="id52" text:id="id52" text:style-name="P11">must clone 'contained' shadow object as regular object</text:p>
                  </text:list-item>
                </text:list>
              </text:list-item>
              <text:list-item>
                <text:p xml:id="id53" text:id="id53" text:style-name="P11">QVT assignment to reference</text:p>
                <text:list>
                  <text:list-item>
                    <text:p xml:id="id54" text:id="id54" text:style-name="P11">illegal</text:p>
                  </text:list-item>
                  <text:list-item>
                    <text:p xml:id="id55" text:id="id55" text:style-name="P11">must use a clone already assigned to a container</text:p>
                  </text:list-item>
                </text:list>
              </text:list-item>
              <text:list-item>
                <text:p xml:id="id56" text:id="id56" text:style-name="P11">(practical implementation may use shadow as the clone if shadow no longer referenced.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layer="layout" svg:width="25.199cm" svg:height="2.305cm" svg:x="1.4cm" svg:y="0.837cm" presentation:class="title" presentation:user-transformed="true">
          <draw:text-box>
            <text:p>Summary</text:p>
          </draw:text-box>
        </draw:frame>
        <draw:frame presentation:style-name="pr17" draw:layer="layout" svg:width="27.285cm" svg:height="17.401cm" svg:x="0.397cm" svg:y="3.472cm" presentation:class="outline" presentation:user-transformed="true">
          <draw:text-box>
            <text:list text:style-name="L2">
              <text:list-item>
                <text:p>regular object construction</text:p>
                <text:list>
                  <text:list-item>
                    <text:p>not side-effect-free</text:p>
                  </text:list-item>
                </text:list>
              </text:list-item>
              <text:list-item>
                <text:p>shadow object construction</text:p>
                <text:list>
                  <text:list-item>
                    <text:p>allows OCL to return an object / object pattern</text:p>
                    <text:list>
                      <text:list-item>
                        <text:p>RHS of a model to model transformation</text:p>
                      </text:list-item>
                    </text:list>
                  </text:list-item>
                </text:list>
              </text:list-item>
              <text:list-item>
                <text:p>shadow object cloning</text:p>
                <text:list>
                  <text:list-item>
                    <text:p>accommodates side-effects</text:p>
                  </text:list-item>
                </text:list>
              </text:list-item>
              <text:list-item>
                <text:p>executable semantics for OCL <text:span text:style-name="T9">§</text:span>8.3.8</text:p>
              </text:list-item>
            </text:list>
            <text:p><text:span text:style-name="T17">context Parameter::make(n : String, c : Classifier,</text:span><text:span text:style-name="T17"><text:line-break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/>k : ParameterDirectionKind) :Parameter</text:span><text:span text:style-name="T17"><text:line-break/></text:span><text:span text:style-name="T17">post: result.name = n</text:span><text:span text:style-name="T17"><text:line-break/></text:span><text:span text:style-name="T17">post: result.kind = k</text:span><text:span text:style-name="T17"><text:line-break/></text:span><text:span text:style-name="T17">post: result.type = c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amond" svg:viewBox="0 0 3000 6000" svg:d="M1500 0l1500 3000-1500 3000-1500-300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-background" style:family="presentation">
      <style:graphic-properties draw:stroke="none" draw:fill="none" draw:fill-color="#666699" draw:gradient-step-count="3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79785DBC.gif" xlink:type="simple" xlink:show="embed" xlink:actuate="onLoad">
            <style:list-level-properties text:space-before="0.3cm" text:min-label-width="0.9cm" style:vertical-pos="middle" style:vertical-rel="line" fo:width="0.5cm" fo:height="0.5cm"/>
          </text:list-level-style-image>
          <text:list-level-style-image text:level="2" xlink:href="Pictures/100002000000000A0000000AB5963779.gif" xlink:type="simple" xlink:show="embed" xlink:actuate="onLoad">
            <style:list-level-properties text:space-before="1.5cm" text:min-label-width="0.9cm" style:vertical-pos="middle" style:vertical-rel="line" fo:width="0.4cm" fo:height="0.4cm"/>
          </text:list-level-style-image>
          <text:list-level-style-image text:level="3" xlink:href="Pictures/100002000000000A0000000ADFBE81A4.gif" xlink:type="simple" xlink:show="embed" xlink:actuate="onLoad">
            <style:list-level-properties text:space-before="2.8cm" text:min-label-width="0.8cm" style:vertical-pos="middle" style:vertical-rel="line" fo:width="0.32cm" fo:height="0.32cm"/>
          </text:list-level-style-image>
          <text:list-level-style-image text:level="4" xlink:href="Pictures/100002000000000A0000000AD0B8BA86.gif" xlink:type="simple" xlink:show="embed" xlink:actuate="onLoad">
            <style:list-level-properties text:space-before="4.2cm" text:min-label-width="0.6cm" style:vertical-pos="middle" style:vertical-rel="line" fo:width="0.26cm" fo:height="0.26cm"/>
          </text:list-level-style-image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666699" draw:gradient-step-count="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Mpr1" style:family="presentation" style:parent-style-name="Default-backgroundobjects">
      <style:graphic-properties draw:fill="solid" draw:fill-color="#666699" draw:textarea-horizontal-align="center" draw:textarea-vertical-align="middl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fffff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family-generic="swiss" style:font-pitch="variable" fo:font-size="14pt" style:font-size-asian="14pt" style:font-size-complex="14pt"/>
    </style:style>
    <style:style style:name="MT3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rect presentation:style-name="Mpr1" draw:text-style-name="MP3" draw:layer="backgroundobjects" svg:width="28cm" svg:height="0.917cm" svg:x="0cm" svg:y="20.083cm">
        <text:p/>
      </draw:rect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2" draw:text-style-name="MP1" draw:layer="backgroundobjects" svg:width="3.38cm" svg:height="0.72cm" svg:x="0.26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4" draw:layer="backgroundobjects" svg:width="8.376cm" svg:height="0.72cm" svg:x="5.135cm" svg:y="20.28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2" draw:layer="backgroundobjects" svg:width="1.17cm" svg:height="0.72cm" svg:x="26.65cm" svg:y="20.28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5" draw:layer="backgroundobjects" svg:width="7.15cm" svg:height="0.806cm" svg:x="15.275cm" svg:y="20.15cm">
        <draw:text-box>
          <text:p><text:span text:style-name="MT3">Made available under EPL 2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10DT12H24M59S</meta:editing-duration>
    <meta:editing-cycles>195</meta:editing-cycles>
    <meta:generator>OpenOffice/4.1.5$Win32 OpenOffice.org_project/415m1$Build-9789</meta:generator>
    <dc:date>2018-10-14T07:30:17.07</dc:date>
    <dc:creator>Edward Willink</dc:creator>
    <meta:printed-by>Edward Willink</meta:printed-by>
    <meta:print-date>2016-09-30T15:43:49.46</meta:print-date>
    <meta:document-statistic meta:object-count="88"/>
  </office:meta>
</office:document-meta>
</file>